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32pt" officeooo:rsid="001b1455" officeooo:paragraph-rsid="001b1455"/>
    </style:style>
    <style:style style:name="P2" style:family="paragraph" style:parent-style-name="Standard">
      <style:paragraph-properties fo:break-before="page"/>
      <style:text-properties style:font-name="Liberation Sans" fo:font-size="32pt" officeooo:rsid="001b1455" officeooo:paragraph-rsid="001b14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love?</text:p>
      <text:p text:style-name="P2">Baby don’t hurt 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17:22:44.221960931</meta:creation-date>
    <dc:title>A4</dc:title>
    <meta:editing-duration>PT16M22S</meta:editing-duration>
    <meta:editing-cycles>3</meta:editing-cycles>
    <meta:generator>LibreOffice/25.2.1.2$Linux_X86_64 LibreOffice_project/520$Build-2</meta:generator>
    <dc:date>2025-03-16T13:30:09.674992810</dc:date>
    <meta:document-statistic meta:table-count="0" meta:image-count="0" meta:object-count="0" meta:page-count="2" meta:paragraph-count="2" meta:word-count="7" meta:character-count="31" meta:non-whitespace-character-count="26"/>
    <meta:template xlink:type="simple" xlink:actuate="onRequest" xlink:title="A4" xlink:href="../../../../../../../../../Templates/A41.ott" meta:date="2025-03-07T17:22:42.578873040"/>
  </office:meta>
</office:document-meta>
</file>